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f44e" officeooo:paragraph-rsid="0009f44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f44e" officeooo:paragraph-rsid="0009f44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dba2" officeooo:paragraph-rsid="000adba2" style:font-size-asian="10.5pt" style:font-weight-asian="normal" style:font-size-complex="12pt" style:font-weight-complex="normal"/>
    </style:style>
    <style:style style:name="T1" style:family="text">
      <style:text-properties officeooo:rsid="000ad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’appréciation culinaire</text:p>
      <text:p text:style-name="P2"/>
      <text:p text:style-name="P2">Elle est à l’attention du goûteur et a pour objet l’appréciation d’une préparation <text:span text:style-name="T1">culinaire </text:span>cuisinée à l’aide du Système de cuisson Assistée par Ordinateur (SCAO).</text:p>
      <text:p text:style-name="P3">Description de la préparation 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9:49:07.186807059</meta:creation-date>
    <dc:date>2019-09-28T20:03:36.512939866</dc:date>
    <meta:editing-duration>PT4M19S</meta:editing-duration>
    <meta:editing-cycles>1</meta:editing-cycles>
    <meta:document-statistic meta:table-count="0" meta:image-count="0" meta:object-count="0" meta:page-count="1" meta:paragraph-count="3" meta:word-count="33" meta:character-count="225" meta:non-whitespace-character-count="195"/>
    <meta:generator>LibreOffice/6.0.7.3$Linux_X86_64 LibreOffice_project/00m0$Build-3</meta:generator>
  </office:meta>
</office:document-meta>
</file>